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style:style style:name="P3"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Part IX -</text:p>
      <text:p text:style-name="P1">There's always one left in the chamber</text:p>
      <text:p text:style-name="P2"><text:tab/>“Oh my god, it was Ophelia... Again.” She woke up after tissue regeneration process was completed. “You know it's the third time this week, you owe me ice cream by now. <text:s/>By the way, I'm sorry I didn't recognize you without that pretty face of yours...”</text:p>
      <text:p text:style-name="P2"><text:tab/>“I'm naked, Hideo. Get my clothes and we'll see about that ice cream.”</text:p>
      <text:p text:style-name="P2"><text:tab/>“You're not so naked since that Femhounds, I wouldn't want to tell you the name the boys use for that girl faction, manage to get an upper torso and lower section opaque resurrection tubes but you get my drift.”</text:p>
      <text:p text:style-name="P2"><text:tab/>“Let me guess, the c word, right?”</text:p>
      <text:p text:style-name="P2"><text:tab/>“Naturally.” As he went outside he gave 5 DKP to Ishikawa on their way out of the resurrection chamber. Ophelia tilted her head to the left, leaning on her elbow to support the weight of her head to find Kacey Collins sleeping in the next 45 degrees diagonal tube, next to her own. She delved telepathically into her dream:</text:p>
      <text:p text:style-name="P2"><text:tab/>“Daddy took me, Michelle &amp; mom to a glade of the meta forests in Texas. It was on a patch of the forest on a mediocre peninsula, the Hive didn't cover. We went there so he and mom could practice their hunting skills. Daddy was an ex-soldier so he had plenty of guns, plus he was such a fine soldier at the time, they let him keep his thermo-optic camouflage suit. He had infra-red eyes implementations as well, so he could see both the visible spectrum and IR.</text:p>
      <text:p text:style-name="P2"><text:tab/>He also had held this ever growing grudge towards mom, I guess because she never returned to how beautiful and thin she was before the marriage, and the birth of myself and my sister, I suppose. But boy, I didn't know how far things were about to deteriorate.</text:p>
      <text:p text:style-name="P2"><text:tab/>One day they returned from the ammunition store and he showed mom how to operate a pistol. I was in the nearby room, testing his special suit. My sister was sleeping in a third room of the wooden cabin.</text:p>
      <text:p text:style-name="P2"><text:tab/>'See here, I take the pistol, insert the clip, still no bullet in the chamber, you cock it once, <text:soft-page-break/>now there is a bullet in the chamber of the firing mechanism.'</text:p>
      <text:p text:style-name="P2"><text:tab/>'OK'.</text:p>
      <text:p text:style-name="P2"><text:tab/>'Then I release the clip, still one bullet remains in the chamber, you cock it twice, then the bullet ejects the firing mechanism, now you try it.'</text:p>
      <text:p text:style-name="P2"><text:tab/>She did what he showed her once or twice by the book, then in the third time she forgot the 2<text:span text:style-name="T1">nd</text:span> cocking of the pistol.</text:p>
      <text:p text:style-name="P2"><text:tab/>'Hey, Mary'.</text:p>
      <text:p text:style-name="P2"><text:tab/>'What?'</text:p>
      <text:p text:style-name="P2"><text:tab/>'There's still a bullet in the chamber'. He said while holding the gun towards her, then shot her in the heart. My sister who woke up from the sound ran to the big room of the cabin. He inserted the clip, cocked once and shot her in the head, she fell lifeless to the floor boards before knowing what had hit her. He was looking for me now, but I was in the stealth suit and kept quite until a few moments after he had left the cabin searching for me, and I ran out for the life of me and...”</text:p>
      <text:p text:style-name="P2"><text:tab/>“Wake up Kacey!!! Wake up!!!” Ophelia cried out loud from her tube.</text:p>
      <text:p text:style-name="P2"><text:tab/>“What is it?” Ophelia tried to reach Kacey's tube but the control panel was outside the tube.</text:p>
      <text:p text:style-name="P2"><text:tab/>“I read your dream, I know it all.”</text:p>
      <text:p text:style-name="P2"><text:tab/>“Which dream?”</text:p>
      <text:p text:style-name="P2"><text:tab/>“The one about your family, I'm sorry I didn't know.” Ophelia was sobbing now.</text:p>
      <text:p text:style-name="P2"><text:tab/>“If I could cry, I would, but I surgically removed my tear canals...” She was gasping every while and then but it was a tearless cry. “...The only tears I can shed are artificial cornea washer fluids...” a coughing “...Which operates on a reflexive neuron pathways.”</text:p>
      <text:p text:style-name="P2"><text:tab/>“Yeah, I understand...” Ophelia kept her sobbing “...Without a negotiation from the brain.”</text:p>
      <text:p text:style-name="P2"><text:tab/>“Yep, just remember...” a slight pause “...When you think you're alone...” Yet another pause</text:p>
      <text:p text:style-name="P2">"...there's always another one in the chamber.” She tapped twice at her left temple while holding her right hand now towards Ophelia. Her Left hand returned now to support her own 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8-12-06T16:25:03.48</meta:creation-date>
    <dc:date>2008-12-06T18:34:26.95</dc:date>
    <dc:creator>OoZooL Obliterator</dc:creator>
    <meta:editing-duration>PT01H27M37S</meta:editing-duration>
    <meta:editing-cycles>8</meta:editing-cycles>
    <meta:generator>OpenOffice.org/3.0$Win32 OpenOffice.org_project/300m9$Build-9358</meta:generator>
    <meta:printed-by>OoZooL Obliterator</meta:printed-by>
    <meta:print-date>2008-12-06T18:02:23.81</meta:print-date>
    <meta:document-statistic meta:table-count="0" meta:image-count="0" meta:object-count="0" meta:page-count="2" meta:paragraph-count="26" meta:word-count="716" meta:character-count="3766"/>
    <meta:user-defined meta:name="Info 1"/>
    <meta:user-defined meta:name="Info 2"/>
    <meta:user-defined meta:name="Info 3"/>
    <meta:user-defined meta:name="Info 4"/>
  </office:meta>
</office:document-meta>
</file>